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type id ; </text:p>
      <text:p text:style-name="P1">type ::= <text:tab/>basic type' | record { decls } type'</text:p>
      <text:p text:style-name="P1">type' ::=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loc = assign | bool </text:p>
      <text:p text:style-name="P1">bool ::= <text:tab/>join bool'</text:p>
      <text:p text:style-name="P1">bool' ::=<text:tab/>|| join bool' | ε </text:p>
      <text:p text:style-name="P1">join ::= <text:tab/>equality join'</text:p>
      <text:p text:style-name="P1">join' ::= 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&lt; expr | expr &lt;= expr </text:p>
      <text:p text:style-name="P1"><text:tab/><text:tab/>| expr &gt;= expr | expr &gt; expr | expr 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| num | real | true | false | string | funccall </text:p>
      <text:p text:style-name="P1">funccall ::= <text:tab/>id ( optargs ) </text:p>
      <text:p text:style-name="P1">optargs ::= <text:tab/>args | ε </text:p>
      <text:p text:style-name="P1">args ::= <text:tab/>assign args'</text:p>
      <text:p text:style-name="P1">args' ::=<text:tab/>, args 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3T18:18:23</dc:date>
    <meta:editing-duration>PT2H59M7S</meta:editing-duration>
    <meta:editing-cycles>32</meta:editing-cycles>
    <meta:generator>LibreOffice/3.4$Unix LibreOffice_project/340m1$Build-402</meta:generator>
    <meta:document-statistic meta:table-count="0" meta:image-count="0" meta:object-count="0" meta:page-count="1" meta:paragraph-count="45" meta:word-count="288" meta:character-count="1289" meta:non-whitespace-character-count="940"/>
  </office:meta>
</office:document-meta>
</file>